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UBUcuerpoTrabajo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UBUcuerpoTrabajo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UBUcuerpoTrabajo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Heading_20_1" style:master-page-name="">
      <style:paragraph-properties style:page-number="auto" fo:break-before="auto" fo:break-after="auto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style="normal" style:font-style-asian="normal" style:font-style-complex="normal"/>
    </style:style>
    <style:style style:name="T4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onceptos teóricos</text:h>
      <text:p text:style-name="UBUcuerpoTrabajo">Para la realización del proyecto, la parte con más contenido teórico es el tratamiento de imágenes, debido a que para poder procesarla con con los diferentes módulos de phyton, debemos ir aplicando una serie de pasos y algoritmo para tratar la imagen de manera secuencial.</text:p>
      <text:p text:style-name="UBUcuerpoTrabajo">Las imágenes que se recibirán serán en 3D originalmente. A continuación se explican las fases por las que deberá pasar cada imagen para llegar al resultado esperado.</text:p>
      <text:h text:style-name="Heading_20_2" text:outline-level="2"><text:span text:style-name="T1">Imagen a escala de grises</text:span><text:span text:style-name="T1"><text:note text:id="ftn1" text:note-class="footnote"><text:note-citation>1</text:note-citation><text:note-body><text:p text:style-name="Footnote">Estilo de párrafo «Encabezado 2» numerado esquema, alineado a la izquierda, sangría 0'75, 1º línea -0'25; espacio antes del párrafo 0'6, después del párrafo 0'2cm; fuente sans serif 15 negrita<text:line-break/>Estilo de párrafo «Encabezado 3» (y siguientes) numerado esquema, alineado a la izquierda, sangría 0'75, 1º línea <text:s/>-0'25; espacio antes del párrafo 0'42, después del párrafo 0'2cm; fuente sans serif 14 negrita</text:p></text:note-body></text:note></text:span></text:h>
      <text:p text:style-name="UBUcuerpoTrabajo">La cámara enviara unos frames, los cuales se encuentran en formato RGB( red, green y blue), la correcta combinación de estos colores genera la diferente gama <text:s/>que tenga la imagen. Para nuestro proyecto el color no es necesario, por lo tanto lo más cómodo es pasar nuestra imagen a formato gris. Pasamos de trabajar con tres canales a trabajar sólo con uno.</text:p>
      <text:p text:style-name="UBUcuerpoTrabajo"/>
      <text:p text:style-name="UBUcuerpoTrabajo">img2= cv2.cvtColor(img,cv2.COLOR_BGR2GRAY)</text:p>
      <text:h text:style-name="Heading_20_2" text:outline-level="2"/>
      <text:h text:style-name="Heading_20_2" text:outline-level="2"><text:span text:style-name="T1">Imagen binaria</text:span></text:h>
      <text:p text:style-name="Text_20_body"><text:span text:style-name="T1"/></text:p>
      <text:p text:style-name="Text_20_body"><text:span text:style-name="T1">Selección con máscara</text:span></text:p>
      <text:list xml:id="list6964817142994026168" text:style-name="L3">
        <text:list-item>
          <text:p text:style-name="P2"><text:span text:style-name="T3">Aplanar imagen.</text:span></text:p>
        </text:list-item>
        <text:list-item>
          <text:p text:style-name="P2"><text:span text:style-name="T3">Convertir los false de la imagen binarizada en blanco</text:span></text:p>
        </text:list-item>
        <text:list-item>
          <text:p text:style-name="P2"><text:span text:style-name="T3">Colocación del array de líneas a matriz</text:span></text:p>
        </text:list-item>
      </text:list>
      <text:p text:style-name="P1"><text:span text:style-name="T3"/></text:p>
      <text:p text:style-name="P4"><text:span text:style-name="T3">Eliminación del ruido</text:span></text:p>
      <text:p text:style-name="P3"><text:span text:style-name="T3"/></text:p>
      <text:p text:style-name="P4"><text:span text:style-name="T3">Segmentación</text:span></text:p>
      <text:p text:style-name="P3"><text:span text:style-name="T3"/></text:p>
      <text:p text:style-name="P4"><text:span text:style-name="T3">Skelet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3_ConceptosTeoricos.odt</text:file-name> v.<text:editing-cycles>19</text:editing-cycles> <text:title/><text:modification-date style:data-style-name="N103">08/abr/18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3$Win32 OpenOffice.org_project/413m1$Build-9783</meta:generator>
    <dc:date>2018-04-08T11:32:47.12</dc:date>
    <meta:editing-duration>P2DT13H59M4S</meta:editing-duration>
    <meta:editing-cycles>19</meta:editing-cycles>
    <meta:printed-by>Carlos Pardo Aguilar</meta:printed-by>
    <meta:print-date>2015-07-18T14:21:34</meta:print-date>
    <meta:document-statistic meta:table-count="0" meta:image-count="0" meta:object-count="0" meta:page-count="1" meta:paragraph-count="16" meta:word-count="241" meta:character-count="1511"/>
  </office:meta>
</office:document-meta>
</file>